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966" officeooo:paragraph-rsid="0007b966"/>
    </style:style>
    <style:style style:name="P2" style:family="paragraph" style:parent-style-name="Standard">
      <style:text-properties officeooo:rsid="000a1a4b" officeooo:paragraph-rsid="000a1a4b"/>
    </style:style>
    <style:style style:name="T1" style:family="text">
      <style:text-properties officeooo:rsid="000a1a4b"/>
    </style:style>
    <style:style style:name="T2" style:family="text">
      <style:text-properties officeooo:rsid="000a21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AME :::</text:p>
      <text:p text:style-name="P1"/>
      <text:p text:style-name="P1">jab hum type: NAME rule include karte hai in type production, then it leads to ambigiuty because the parser gets confused whether NAME is a type or variable</text:p>
      <text:p text:style-name="P1">ex. class Sample , here Sample acts as type as in other functions we write Sample a; where Sample behaves like a datatype and a its variable.</text:p>
      <text:p text:style-name="P1">Now, if we write int Sample, here Sample is a variable of type int. So, we are getting 3 shift reduce conflicts when it encounters NAME. <text:s/>We thought that glr parser would deal with conflit as the existing parser cannot perform lookahead, but its working fine with the existing parser as well. <text:s/></text:p>
      <text:p text:style-name="P1"/>
      <text:p text:style-name="P1"/>
      <text:p text:style-name="P1"/>
      <text:p text:style-name="P2">When class is not present then --- </text:p>
      <text:p text:style-name="P1">“<text:span text:style-name="T1">syntax is ambiguous</text:span>” -- <text:span text:style-name="T1">shows when main is not the first function – func.c, class2.c, mulf.c, mulf_decl.c, func.c, test.c . --- </text:span></text:p>
      <text:p text:style-name="P2">the grammar works when there is only 1 function, be that function be main or not main, and works when there is class along with many functions . <text:span text:style-name="T2">Class example also works when there are multiple classes but only 1 function outside the clas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22:57:23.487570174</meta:creation-date>
    <meta:editing-duration>PT2H21M30S</meta:editing-duration>
    <meta:editing-cycles>2</meta:editing-cycles>
    <meta:generator>LibreOffice/6.0.7.3$Linux_X86_64 LibreOffice_project/00m0$Build-3</meta:generator>
    <dc:date>2020-01-19T22:57:49.292968219</dc:date>
    <meta:document-statistic meta:table-count="0" meta:image-count="0" meta:object-count="0" meta:page-count="1" meta:paragraph-count="7" meta:word-count="180" meta:character-count="1004" meta:non-whitespace-character-count="824"/>
  </office:meta>
</office:document-meta>
</file>